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o math:stretchy="false">ɛ</math:mo>
            <math:mn>0</math:mn>
          </math:msub>
          <math:mrow>
            <math:mrow>
              <math:mrow>
                <math:mo math:stretchy="false">∮</math:mo>
                <math:mi>E</math:mi>
              </math:mrow>
              <math:mo math:stretchy="false">⋅</math:mo>
              <math:mi math:fontstyle="italic">dA</math:mi>
            </math:mrow>
            <math:mo math:stretchy="false">=</math:mo>
            <math:mrow>
              <math:mo math:stretchy="false">∑</math:mo>
              <math:mi>q</math:mi>
            </math:mrow>
          </math:mrow>
        </math:mrow>
      </math:mtr>
      <math:mtr>
        <math:mrow>
          <math:mrow>
            <math:mrow>
              <math:mrow>
                <math:mo math:stretchy="false">∮</math:mo>
                <math:mi>B</math:mi>
              </math:mrow>
              <math:mo math:stretchy="false">⋅</math:mo>
              <math:mi math:fontstyle="italic">ds</math:mi>
            </math:mrow>
            <math:mo math:stretchy="false">=</math:mo>
            <math:msub>
              <math:mo math:stretchy="false">μ</math:mo>
              <math:mn>0</math:mn>
            </math:msub>
          </math:mrow>
          <math:mrow>
            <math:mrow>
              <math:mrow>
                <math:mo math:stretchy="false">∫</math:mo>
                <math:mi>J</math:mi>
              </math:mrow>
              <math:mo math:stretchy="false">⋅</math:mo>
              <math:mi math:fontstyle="italic">dA</math:mi>
            </math:mrow>
            <math:mo math:stretchy="false">+</math:mo>
            <math:msub>
              <math:mo math:stretchy="false">μ</math:mo>
              <math:mn>0</math:mn>
            </math:msub>
          </math:mrow>
          <math:msub>
            <math:mo math:stretchy="false">ɛ</math:mo>
            <math:mn>0</math:mn>
          </math:msub>
          <math:mfrac>
            <math:mi>d</math:mi>
            <math:mi math:fontstyle="italic">dt</math:mi>
          </math:mfrac>
          <math:mrow>
            <math:mrow>
              <math:mo math:stretchy="false">∫</math:mo>
              <math:mi>E</math:mi>
            </math:mrow>
            <math:mo math:stretchy="false">⋅</math:mo>
            <math:mi math:fontstyle="italic">dA</math:mi>
          </math:mrow>
        </math:mrow>
      </math:mtr>
      <math:mtr>
        <math:mrow>
          <math:mrow>
            <math:mrow>
              <math:mrow>
                <math:mo math:stretchy="false">∮</math:mo>
                <math:mi>E</math:mi>
              </math:mrow>
              <math:mo math:stretchy="false">⋅</math:mo>
              <math:mi math:fontstyle="italic">ds</math:mi>
            </math:mrow>
            <math:mo math:stretchy="false">=</math:mo>
            <math:mfrac>
              <math:mrow>
                <math:mo math:stretchy="false">−</math:mo>
                <math:mi>d</math:mi>
              </math:mrow>
              <math:mi math:fontstyle="italic">dt</math:mi>
            </math:mfrac>
          </math:mrow>
          <math:mrow>
            <math:mrow>
              <math:mo math:stretchy="false">∫</math:mo>
              <math:mi>B</math:mi>
            </math:mrow>
            <math:mo math:stretchy="false">⋅</math:mo>
            <math:mi math:fontstyle="italic">dA</math:mi>
          </math:mrow>
        </math:mrow>
      </math:mtr>
      <math:mtr>
        <math:mrow>
          <math:mrow>
            <math:mrow>
              <math:mo math:stretchy="false">∮</math:mo>
              <math:mi>B</math:mi>
            </math:mrow>
            <math:mo math:stretchy="false">⋅</math:mo>
            <math:mi math:fontstyle="italic">dA</math:mi>
          </math:mrow>
          <math:mo math:stretchy="false">=</math:mo>
          <math:mn>0</math:mn>
        </math:mrow>
      </math:mtr>
    </math:mtable>
    <math:annotation math:encoding="StarMath 5.0">%varepsilon_0 lint E cdot dA = sum q newline 
lint B cdot ds = %mu_0 int J cdot dA + %mu_0 %varepsilon_0 d over dt int E cdot dA newline
lint E cdot ds = - d over dt int B cdot  dA newline
lint B cdot dA = 0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Max</meta:initial-creator>
    <meta:creation-date>2007-05-24T21:09:55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